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TeXGyreSchola" svg:font-family="TeXGyreSchola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1cm" svg:stroke-color="#ffffff" draw:marker-start-width="0.35cm" draw:marker-end-width="0.35cm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3399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666666" style:font-name="TeXGyreSchola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center"/>
      <style:text-properties fo:color="#666666" style:font-name="TeXGyreSchola" fo:font-size="18pt" style:letter-kerning="true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style:font-name="DejaVu Serif"/>
    </style:style>
    <style:style style:name="T1" style:family="text">
      <style:text-properties fo:color="#666666" style:font-name="TeXGyreSchola"/>
    </style:style>
    <style:style style:name="T2" style:family="text">
      <style:text-properties fo:color="#666666"/>
    </style:style>
    <style:style style:name="T3" style:family="text">
      <style:text-properties fo:color="#ffffff" style:font-name="DejaV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7cm" svg:x="2cm" svg:y="9.3cm">
          <text:p text:style-name="P1"><text:span text:style-name="T1">0b47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1cm" svg:height="1.7cm" svg:x="6cm" svg:y="9.301cm">
          <text:p text:style-name="P2"><text:span text:style-name="T1">a748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1cm" svg:height="1.7cm" svg:x="10.1cm" svg:y="9.301cm">
          <text:p text:style-name="P3"><text:span text:style-name="T2">f4265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1cm" svg:height="1.7cm" svg:x="14.1cm" svg:y="11.9cm">
          <text:p text:style-name="P2"><text:span text:style-name="T1">a38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1cm" svg:height="1.7cm" svg:x="14.1cm" svg:y="9.3cm">
          <text:p text:style-name="P2"><text:span text:style-name="T1">318b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4" draw:layer="layout" svg:x1="6.1cm" svg:y1="10.2cm" svg:x2="5cm" svg:y2="10.2cm">
          <text:p/>
        </draw:line>
        <draw:line draw:style-name="gr2" draw:text-style-name="P4" draw:layer="layout" svg:x1="10.101cm" svg:y1="10.2cm" svg:x2="9.001cm" svg:y2="10.2cm">
          <text:p/>
        </draw:line>
        <draw:line draw:style-name="gr2" draw:text-style-name="P4" draw:layer="layout" svg:x1="14.1cm" svg:y1="12.8cm" svg:x2="11.5cm" svg:y2="11.1cm">
          <text:p/>
        </draw:line>
        <draw:line draw:style-name="gr2" draw:text-style-name="P4" draw:layer="layout" svg:x1="14.1cm" svg:y1="10.2cm" svg:x2="13.2cm" svg:y2="10.2cm">
          <text:p/>
        </draw:line>
        <draw:custom-shape draw:style-name="gr3" draw:text-style-name="P6" draw:layer="layout" svg:width="5cm" svg:height="1.4cm" draw:transform="skewX (-0.0020943951023932) rotate (-0.00191986217719389) translate (13.1cm 5.99cm)">
          <text:p text:style-name="P5"><text:span text:style-name="T3">origin/mast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5.6cm" svg:y1="7.4cm" svg:x2="15.6cm" svg:y2="9.3cm">
          <text:p/>
        </draw:line>
        <draw:custom-shape draw:style-name="gr3" draw:text-style-name="P6" draw:layer="layout" svg:width="3.9cm" svg:height="1.398cm" draw:transform="skewX (-0.0020943951023932) rotate (-0.00191986217719389) translate (13.8cm 14.902cm)">
          <text:p text:style-name="P5"><text:span text:style-name="T3">mast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5.7cm" svg:y1="14.8cm" svg:x2="15.7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TeXGyreSchola" svg:font-family="TeXGyreSchola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09:51:36.837699758</meta:creation-date>
    <dc:date>2015-08-21T10:24:47.284458227</dc:date>
    <meta:editing-duration>PT1M27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